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lbany AMT" svg:font-family="'Albany AMT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7.34cm"/>
    </style:style>
    <style:style style:name="co4" style:family="table-column">
      <style:table-column-properties fo:break-before="auto" style:column-width="15.68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vertical-align="middle"/>
      <style:text-properties fo:font-size="16pt" fo:font-weight="bold"/>
    </style:style>
    <style:style style:name="ce2" style:family="table-cell" style:parent-style-name="Default">
      <style:table-cell-properties style:cell-protect="protected" style:print-content="true" style:vertical-align="middle"/>
      <style:text-properties fo:font-size="9pt"/>
    </style:style>
    <style:style style:name="ce3" style:family="table-cell" style:parent-style-name="Default">
      <style:table-cell-properties style:cell-protect="protected" style:print-content="true" style:vertical-align="middle"/>
      <style:text-properties fo:font-size="9pt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cell-protect="protected" style:print-content="true" style:vertical-align="middle"/>
      <style:text-properties fo:color="#b3b3b3" fo:font-size="9pt" style:text-underline-style="solid" style:text-underline-width="auto" style:text-underline-color="font-color" fo:font-weight="bold"/>
    </style:style>
    <style:style style:name="ce5" style:family="table-cell" style:parent-style-name="Default">
      <style:table-cell-properties style:cell-protect="protected" style:print-content="true" style:vertical-align="middle"/>
      <style:text-properties fo:color="#b3b3b3" fo:font-size="9pt"/>
    </style:style>
    <style:style style:name="ce6" style:family="table-cell" style:parent-style-name="Default">
      <style:table-cell-properties style:cell-protect="protected" style:print-content="true" style:vertical-align="middle"/>
      <style:text-properties fo:color="#008000" fo:font-size="9pt"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ce8" style:family="table-cell" style:parent-style-name="Default">
      <style:table-cell-properties style:cell-protect="protected" style:print-content="true" style:vertical-align="middle"/>
      <style:text-properties fo:color="#c0c0c0" fo:font-size="9pt"/>
    </style:style>
    <style:style style:name="ce9" style:family="table-cell" style:parent-style-name="Default">
      <style:table-cell-properties style:cell-protect="protected" style:print-content="true" fo:wrap-option="wrap" style:vertical-align="middle"/>
      <style:text-properties fo:font-size="16pt" fo:font-weight="bold"/>
    </style:style>
    <style:style style:name="ce10" style:family="table-cell" style:parent-style-name="Default">
      <style:table-cell-properties style:cell-protect="protected" style:print-content="true" fo:wrap-option="wrap" style:vertical-align="middle"/>
      <style:text-properties fo:font-size="9pt"/>
    </style:style>
    <style:style style:name="ce11" style:family="table-cell" style:parent-style-name="Default">
      <style:table-cell-properties style:cell-protect="protected" style:print-content="true" fo:wrap-option="wrap" style:vertical-align="middle"/>
      <style:text-properties fo:color="#b3b3b3" fo:font-size="9pt"/>
    </style:style>
    <style:style style:name="ce12" style:family="table-cell" style:parent-style-name="Default">
      <style:table-cell-properties style:cell-protect="protected" style:print-content="true" fo:wrap-option="wrap" style:vertical-align="middle"/>
      <style:text-properties fo:color="#000000" fo:font-size="9pt"/>
    </style:style>
    <style:style style:name="ce13" style:family="table-cell" style:parent-style-name="Default">
      <style:table-cell-properties style:cell-protect="protected" style:print-content="true" fo:wrap-option="wrap" style:vertical-align="middle"/>
      <style:text-properties fo:color="#c0c0c0" fo:font-size="9pt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number-columns-repeated="8" table:default-cell-style-name="ce2"/>
        <table:table-row table:style-name="ro1">
          <table:table-cell table:style-name="ce1" office:value-type="string">
            <text:p>Error class</text:p>
          </table:table-cell>
          <table:table-cell table:style-name="ce1" office:value-type="string">
            <text:p>Error name</text:p>
          </table:table-cell>
          <table:table-cell table:style-name="ce1" office:value-type="string">
            <text:p>Error code</text:p>
          </table:table-cell>
          <table:table-cell table:style-name="ce9" office:value-type="string">
            <text:p>Handling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Закачка пакетов</text:p>
          </table:table-cell>
          <table:table-cell table:number-columns-repeated="11"/>
        </table:table-row>
        <table:table-row table:style-name="ro3">
          <table:table-cell table:style-name="Default" office:value-type="string">
            <text:p>+</text:p>
          </table:table-cell>
          <table:table-cell table:style-name="ce5" office:value-type="string">
            <text:p>Очередь на закачку закончилась</text:p>
          </table:table-cell>
          <table:table-cell table:style-name="ce5" office:value-type="string">
            <text:p>MPKG_DOWNLOAD_OK</text:p>
          </table:table-cell>
          <table:table-cell table:style-name="ce11" office:value-type="string">
            <text:p>Обрабатываем результаты очереди</text:p>
          </table:table-cell>
          <table:table-cell table:number-columns-repeated="8"/>
        </table:table-row>
        <table:table-row table:style-name="ro4">
          <table:table-cell table:style-name="ce4"/>
          <table:table-cell table:style-name="ce5" office:value-type="string">
            <text:p>Тайм-аут</text:p>
          </table:table-cell>
          <table:table-cell table:style-name="ce5" office:value-type="string">
            <text:p>MPKG_DOWNLOAD_TIMEOUT</text:p>
          </table:table-cell>
          <table:table-cell table:style-name="ce11" office:value-type="string">
            <text:p>спрашиваем у пользовалеля (retry | skip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Битый файл (несовпадение md5)</text:p>
          </table:table-cell>
          <table:table-cell table:style-name="ce5" office:value-type="string">
            <text:p>MPKG_DOWNLOAD_MD5</text:p>
          </table:table-cell>
          <table:table-cell table:style-name="ce11" office:value-type="string">
            <text:p>Спрашиваем у пользователя (retry | skip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Сервер не найден</text:p>
          </table:table-cell>
          <table:table-cell table:style-name="ce5" office:value-type="string">
            <text:p>MPKG_DOWNLOAD_HOST_NOT_FOUND</text:p>
          </table:table-cell>
          <table:table-cell table:style-name="ce11" office:value-type="string">
            <text:p>Пробуем следующий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404: Файл не найден</text:p>
          </table:table-cell>
          <table:table-cell table:style-name="ce5" office:value-type="string">
            <text:p>MPKG_DOWNLOAD_FILE_NOT_FOUND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авторизации (Login incorrect)</text:p>
          </table:table-cell>
          <table:table-cell table:style-name="ce5" office:value-type="string">
            <text:p>MPKG_DOWNLOAD_LOGIN_INCORRECT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HTTP 403: Forbidden</text:p>
          </table:table-cell>
          <table:table-cell table:style-name="ce5" office:value-type="string">
            <text:p>MPKG_DOWNLOAD_FORBIDDEN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записи в кэш (нет места)</text:p>
          </table:table-cell>
          <table:table-cell table:style-name="ce5" office:value-type="string">
            <text:p>MPKG_DOWNLOAD_OUT_OF_SPACE</text:p>
          </table:table-cell>
          <table:table-cell table:style-name="ce11" office:value-type="string">
            <text:p>Требуем освободить место (retry | abort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записи в кэш (права доступа)</text:p>
          </table:table-cell>
          <table:table-cell table:style-name="ce5" office:value-type="string">
            <text:p>MPKG_DOWNLOAD_WRITE_ERROR</text:p>
          </table:table-cell>
          <table:table-cell table:style-name="ce11" office:value-type="string">
            <text:p>Требуем исправить ошибку (abort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7" office:value-type="string">
            <text:p>Хотя бы один файл не удалось скачать</text:p>
          </table:table-cell>
          <table:table-cell table:style-name="ce7" office:value-type="string">
            <text:p>MPKG_DOWNLOAD_ERROR</text:p>
          </table:table-cell>
          <table:table-cell table:style-name="ce12" office:value-type="string">
            <text:p>Спрашиваем у пользователя (retry | skip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Закачка и обработка индекса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8" office:value-type="string">
            <text:p>OK</text:p>
          </table:table-cell>
          <table:table-cell table:style-name="ce8" office:value-type="string">
            <text:p>MPKG_INDEX_OK</text:p>
          </table:table-cell>
          <table:table-cell table:style-name="ce13" office:value-type="string">
            <text:p>Идем дальше</text:p>
          </table:table-cell>
          <table:table-cell table:number-columns-repeated="8"/>
        </table:table-row>
        <table:table-row table:style-name="ro4">
          <table:table-cell table:style-name="ce3"/>
          <table:table-cell office:value-type="string">
            <text:p>Тайм-аут</text:p>
          </table:table-cell>
          <table:table-cell office:value-type="string">
            <text:p>MPKG_INDEX_DOWNLOAD_TIMEOUT</text:p>
          </table:table-cell>
          <table:table-cell office:value-type="string">
            <text:p>спрашиваем у пользовал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Битая структура файла (parse error)</text:p>
          </table:table-cell>
          <table:table-cell office:value-type="string">
            <text:p>MPKG_INDEX_PARSE_ERROR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Сервер не найден</text:p>
          </table:table-cell>
          <table:table-cell office:value-type="string">
            <text:p>MPKG_INDEX_HOST_NOT_FOUND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Тип репозитория не опознан</text:p>
          </table:table-cell>
          <table:table-cell office:value-type="string">
            <text:p>MPKG_INDEX_NOT_RECOGNIZED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Ошибка авторизации (Login incorrect)</text:p>
          </table:table-cell>
          <table:table-cell office:value-type="string">
            <text:p>MPKG_INDEX_LOGIN_INCORRECT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TTP 403: Forbidden</text:p>
          </table:table-cell>
          <table:table-cell office:value-type="string">
            <text:p>MPKG_INDEX_FORBIDDEN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Общая) Не удалось получить индекс с репозитория</text:p>
          </table:table-cell>
          <table:table-cell office:value-type="string">
            <text:p>MPKG_INDEX_ERROR</text:p>
          </table:table-cell>
          <table:table-cell office:value-type="string">
            <text:p>Оповещение (mark as unavailable | retry 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Установка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8" office:value-type="string">
            <text:p>ОК</text:p>
          </table:table-cell>
          <table:table-cell table:style-name="ce8" office:value-type="string">
            <text:p>MPKG_INSTALL_OK</text:p>
          </table:table-cell>
          <table:table-cell table:style-name="ce13" office:value-type="string">
            <text:p>Идем дальше</text:p>
          </table:table-cell>
          <table:table-cell table:number-columns-repeated="8"/>
        </table:table-row>
        <table:table-row table:style-name="ro3">
          <table:table-cell table:style-name="ce3"/>
          <table:table-cell office:value-type="string">
            <text:p>Нет места</text:p>
          </table:table-cell>
          <table:table-cell office:value-type="string">
            <text:p>MPKG_INSTALL_OUT_OF_SPACE</text:p>
          </table:table-cell>
          <table:table-cell office:value-type="string">
            <text:p>Запрос пользователя на освобождение места (retry | abort)</text:p>
          </table:table-cell>
          <table:table-cell table:number-columns-repeated="8"/>
        </table:table-row>
        <table:table-row table:style-name="ro3">
          <table:table-cell table:style-name="ce3"/>
          <table:table-cell office:value-type="string">
            <text:p>Ошибка выполнения скриптов</text:p>
          </table:table-cell>
          <table:table-cell office:value-type="string">
            <text:p>MPKG_INSTALL_SCRIPT_ERROR</text:p>
          </table:table-cell>
          <table:table-cell office:value-type="string">
            <text:p>Запрос пользоват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Ошибка при распаковке</text:p>
          </table:table-cell>
          <table:table-cell office:value-type="string">
            <text:p>MPKG_INSTALL_EXTRACT_ERROR</text:p>
          </table:table-cell>
          <table:table-cell office:value-type="string">
            <text:p>Запрос пользоват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Ошибка извлечения мета-данных</text:p>
          </table:table-cell>
          <table:table-cell office:value-type="string">
            <text:p>MPKG_INSTALL_META_ERROR</text:p>
          </table:table-cell>
          <table:table-cell office:value-type="string">
            <text:p>Пропуск пакета (с оповещением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Конфликт файлов</text:p>
          </table:table-cell>
          <table:table-cell office:value-type="string">
            <text:p>MPKG_INSTALL_FILE_CONFLICT</text:p>
          </table:table-cell>
          <table:table-cell office:value-type="string">
            <text:p>Пропуск пакета (с оповещением и описанием конфликтующих файлов - имя и пакет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6" office:value-type="string">
            <text:p>Ошибки в работе подсистемы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+</text:p>
          </table:table-cell>
          <table:table-cell office:value-type="string">
            <text:p>Ошибка открытия файла SQL-базы</text:p>
          </table:table-cell>
          <table:table-cell office:value-type="string">
            <text:p>MPKG_SUBSYS_SQLDB_OPEN_ERROR</text:p>
          </table:table-cell>
          <table:table-cell office:value-type="string">
            <text:p>Предложение попробовать еще раз</text:p>
          </table:table-cell>
          <table:table-cell table:number-columns-repeated="8"/>
        </table:table-row>
        <table:table-row table:style-name="ro5">
          <table:table-cell table:style-name="Default" office:value-type="string">
            <text:p>+</text:p>
          </table:table-cell>
          <table:table-cell office:value-type="string">
            <text:p>Битая/несовместимая база SQL</text:p>
          </table:table-cell>
          <table:table-cell office:value-type="string">
            <text:p>MPKG_SUBSYS_SQLDB_INCORRECT</text:p>
          </table:table-cell>
          <table:table-cell office:value-type="string">
            <text:p>Предложение инициализировать базу заново (с огромным предупреждением и бэкапом)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чтения XML конфигов</text:p>
          </table:table-cell>
          <table:table-cell office:value-type="string">
            <text:p>MPKG_SUBSYS_XMLCONFIG_READ_ERROR</text:p>
          </table:table-cell>
          <table:table-cell office:value-type="string">
            <text:p>Предложение сгенерить настройки заново (старые - в *.xml.backup)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записи XML конфигов</text:p>
          </table:table-cell>
          <table:table-cell office:value-type="string">
            <text:p>MPKG_SUBSYS_XMLCONFIG_WRITE_ERROR</text:p>
          </table:table-cell>
          <table:table-cell office:value-type="string">
            <text:p>Оставить настройки в памяти и грязно матернуться с требованием исправить ошибку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при выполнении SQL-запроса (CRITICAL)</text:p>
          </table:table-cell>
          <table:table-cell office:value-type="string">
            <text:p>MPKG_SUBSYS_SQLQUERY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создания временного файла</text:p>
          </table:table-cell>
          <table:table-cell office:value-type="string">
            <text:p>MPKG_SUBSYS_TMPFILE_CREATE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чтения файла</text:p>
          </table:table-cell>
          <table:table-cell office:value-type="string">
            <text:p>MPKG_SUBSYS_FILE_READ_ERROR</text:p>
          </table:table-cell>
          <table:table-cell office:value-type="string">
            <text:p>По умслчанию обрабатывается автоматически, принудительно – на выбор юзеру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записи в файл</text:p>
          </table:table-cell>
          <table:table-cell office:value-type="string">
            <text:p>MPKG_SUBSYS_FILE_WRITE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Ошибки при запуске</text:p>
          </table:table-cell>
          <table:table-cell table:number-columns-repeated="11"/>
        </table:table-row>
        <table:table-row table:style-name="ro2">
          <table:table-cell table:style-name="Default"/>
          <table:table-cell office:value-type="string">
            <text:p>Нету необходимых библиотек либо компонентов</text:p>
          </table:table-cell>
          <table:table-cell office:value-type="string">
            <text:p>MPKG_STARTUP_COMPONENT_NOT_FOUND</text:p>
          </table:table-cell>
          <table:table-cell office:value-type="string">
            <text:p>Вывод списка недостающих библиотек и компонентов и выход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Запуск не от root</text:p>
          </table:table-cell>
          <table:table-cell office:value-type="string">
            <text:p>MPKG_STARTUP_NOT_ROOT</text:p>
          </table:table-cell>
          <table:table-cell office:value-type="string">
            <text:p>Требование запуститься от имени root и выход</text:p>
          </table:table-cell>
          <table:table-cell table:number-columns-repeated="8"/>
        </table:table-row>
        <table:table-row table:style-name="ro6">
          <table:table-cell table:style-name="ce3"/>
          <table:table-cell table:number-columns-repeated="11"/>
        </table:table-row>
        <table:table-row table:style-name="ro2" table:number-rows-repeated="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Лист2" table:style-name="ta1" table:print="false">
        <table:table-column table:style-name="co5" table:default-cell-style-name="ce2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ce2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lbany AMT" svg:font-family="'Albany AMT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29.7cm" fo:border="0.002cm solid #000000" fo:padding="0cm" fo:background-color="transparent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/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 </text:p>
      </style:header>
      <style:header-left style:display="false"/>
      <style:footer>
        <text:p>Лист<text:page-number>1</text:page-number> 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8">28.03.2007</text:date>, <text:time>18:39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3-28T13:11:01</meta:creation-date>
    <dc:date>2007-03-28T18:39:18</dc:date>
    <dc:language>ru-RU</dc:language>
    <meta:editing-cycles>4</meta:editing-cycles>
    <meta:editing-duration>PT5H28M18S</meta:editing-duration>
    <meta:user-defined meta:name="Info 1"/>
    <meta:user-defined meta:name="Info 2"/>
    <meta:user-defined meta:name="Info 3"/>
    <meta:user-defined meta:name="Info 4"/>
    <meta:document-statistic meta:table-count="3" meta:cell-count="120"/>
  </office:meta>
</office:document-meta>
</file>